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size="12pt" fo:font-weight="bold"/>
    </style:style>
    <style:style style:name="P3" style:family="paragraph">
      <style:text-properties fo:font-size="12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indent="0cm"/>
      <style:text-properties fo:color="#ff0000"/>
    </style:style>
    <style:style style:name="P8" style:family="paragraph">
      <style:text-properties fo:color="#ff0000" fo:font-size="10pt" fo:font-weight="bold"/>
    </style:style>
    <style:style style:name="T1" style:family="text">
      <style:text-properties fo:font-size="12pt" fo:font-weight="bold"/>
    </style:style>
    <style:style style:name="T2" style:family="text">
      <style:text-properties fo:font-size="10pt"/>
    </style:style>
    <style:style style:name="T3" style:family="text">
      <style:text-properties fo:color="#ff0000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g>
              <draw:custom-shape draw:style-name="gr1" draw:text-style-name="P1" draw:layer="layout" svg:width="9.6cm" svg:height="13.76cm" draw:transform="rotate (1.5707963267946) translate (4.52cm 19.56cm)">
                <text:p text:style-name="P5"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2.56cm" svg:height="2.08cm" draw:transform="rotate (1.5707963267946) translate (5.64cm 13.8cm)">
                <text:p text:style-name="P5"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2.02cm" svg:height="2.08cm" draw:transform="rotate (1.5707963267946) translate (8.84cm 18.38cm)">
                <text:p text:style-name="P5"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3" draw:layer="layout" svg:width="1.281cm" svg:height="0.784cm" svg:x="9.32cm" svg:y="17cm">
                <draw:text-box>
                  <text:p text:style-name="P2"><text:span text:style-name="T1">IC 2</text:span></text:p>
                </draw:text-box>
              </draw:frame>
              <draw:custom-shape draw:style-name="gr2" draw:text-style-name="P1" draw:layer="layout" svg:width="2.96cm" svg:height="5.68cm" draw:transform="rotate (1.5707963267946) translate (11.96cm 13.8cm)">
                <text:p text:style-name="P5"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" draw:text-style-name="P3" draw:layer="layout" svg:width="1.281cm" svg:height="1.317cm" svg:x="5.992cm" svg:y="12.22cm">
                <draw:text-box>
                  <text:p text:style-name="P2"><text:span text:style-name="T1">IC 1</text:span></text:p>
                  <text:p text:style-name="P2"><text:span text:style-name="T1"/></text:p>
                </draw:text-box>
              </draw:frame>
              <draw:frame draw:style-name="gr3" draw:text-style-name="P3" draw:layer="layout" svg:width="1.51cm" svg:height="0.784cm" svg:x="13.829cm" svg:y="11.38cm">
                <draw:text-box>
                  <text:p text:style-name="P2"><text:span text:style-name="T1">MCM</text:span></text:p>
                </draw:text-box>
              </draw:frame>
              <draw:frame draw:style-name="gr3" draw:text-style-name="P3" draw:layer="layout" svg:width="1.395cm" svg:height="0.784cm" svg:x="4.63cm" svg:y="10.18cm">
                <draw:text-box>
                  <text:p text:style-name="P2"><text:span text:style-name="T1">PCB</text:span></text:p>
                </draw:text-box>
              </draw:frame>
              <draw:line draw:style-name="gr4" draw:text-style-name="P4" draw:layer="layout" svg:x1="9.96cm" svg:y1="20.52cm" svg:x2="9.96cm" svg:y2="18.52cm">
                <text:p text:style-name="P5"/>
              </draw:line>
              <draw:line draw:style-name="gr4" draw:text-style-name="P4" draw:layer="layout" svg:x1="7.82cm" svg:y1="11.56cm" svg:x2="11.98cm" svg:y2="11.56cm">
                <text:p text:style-name="P5"/>
              </draw:line>
              <draw:line draw:style-name="gr4" draw:text-style-name="P4" draw:layer="layout" svg:x1="14.44cm" svg:y1="13.84cm" svg:x2="14.44cm" svg:y2="20.52cm">
                <text:p text:style-name="P5"/>
              </draw:line>
              <draw:custom-shape draw:style-name="gr5" draw:text-style-name="P4" draw:layer="layout" svg:width="6.4cm" svg:height="4.16cm" draw:transform="rotate (-1.57079632679579) translate (11.88cm 10cm)">
                <text:p text:style-name="P5"/>
      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?f1" draw:handle-range-x-maximum="10800" draw:handle-range-y-minimum="0" draw:handle-range-y-maximum="?f1"/>
                  <draw:handle draw:handle-position="$0 top" draw:handle-range-x-minimum="?f0" draw:handle-range-x-maximum="?f2"/>
                </draw:enhanced-geometry>
              </draw:custom-shape>
              <draw:line draw:style-name="gr6" draw:text-style-name="P4" draw:layer="layout" svg:x1="8.68cm" svg:y1="17.32cm" svg:x2="6.44cm" svg:y2="17.32cm">
                <text:p text:style-name="P5"/>
              </draw:line>
              <draw:line draw:style-name="gr4" draw:text-style-name="P4" draw:layer="layout" svg:x1="6.44cm" svg:y1="17.32cm" svg:x2="6.44cm" svg:y2="13.8cm">
                <text:p text:style-name="P5"/>
              </draw:line>
              <draw:frame draw:style-name="gr3" draw:text-style-name="P6" draw:layer="layout" svg:width="3.554cm" svg:height="1.133cm" svg:x="8.08cm" svg:y="12.66cm">
                <draw:text-box>
                  <text:p text:style-name="P5"><text:span text:style-name="T2">Address, Data, Ctrl</text:span></text:p>
                  <text:p text:style-name="P5"><text:span text:style-name="T2">I²C, differential, etc.</text:span></text:p>
                </draw:text-box>
              </draw:frame>
              <draw:frame draw:style-name="gr3" draw:text-style-name="P8" draw:layer="layout" svg:width="0.968cm" svg:height="0.696cm" svg:x="6.76cm" svg:y="16.624cm">
                <draw:text-box>
                  <text:p text:style-name="P7"><text:span text:style-name="T3">SP</text:span></text:p>
                </draw:text-box>
              </draw:frame>
              <draw:frame draw:style-name="gr3" draw:text-style-name="P8" draw:layer="layout" svg:width="0.968cm" svg:height="0.696cm" svg:x="9cm" svg:y="18.6cm">
                <draw:text-box>
                  <text:p text:style-name="P7"><text:span text:style-name="T3">SP</text:span></text:p>
                </draw:text-box>
              </draw:frame>
              <draw:frame draw:style-name="gr3" draw:text-style-name="P8" draw:layer="layout" svg:width="0.968cm" svg:height="0.696cm" svg:x="9cm" svg:y="10.92cm">
                <draw:text-box>
                  <text:p text:style-name="P7"><text:span text:style-name="T3">SP</text:span></text:p>
                </draw:text-box>
              </draw:frame>
              <draw:frame draw:style-name="gr3" draw:text-style-name="P8" draw:layer="layout" svg:width="0.968cm" svg:height="0.696cm" svg:x="13.472cm" svg:y="16.04cm">
                <draw:text-box>
                  <text:p text:style-name="P7"><text:span text:style-name="T3">SP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1:51:30</dc:date>
    <dc:language>de-DE</dc:language>
    <meta:editing-cycles>19</meta:editing-cycles>
    <meta:editing-duration>PT2H18M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